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officeooo:rsid="000a7b6a" officeooo:paragraph-rsid="000a7b6a"/>
    </style:style>
    <style:style style:name="P2" style:family="paragraph" style:parent-style-name="Standard">
      <style:text-properties fo:language="de" fo:country="DE" officeooo:rsid="000aac15" officeooo:paragraph-rsid="000aac15"/>
    </style:style>
    <style:style style:name="T1" style:family="text">
      <style:text-properties officeooo:rsid="000aac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ean Architektur:</text:p>
      <text:p text:style-name="P1">Schichten-Warum haben wir sie so gewählt:</text:p>
      <text:p text:style-name="P1"/>
      <text:p text:style-name="P1">INNERSTE SCHICHT</text:p>
      <text:p text:style-name="P1">Unsere innerste Schicht (Domain-Code (mehr oder weniger)) entspricht den Entitäten, welche in dem Verlauf eines Spiels auftreten werden und die Zentralen Funktionalitäten unserer Anwendung. Accounts entsprechen den Entitäten, die, über eine Sysncronisation mit einer Datenbank, die Spieldaten der Nutzer speichern. Dazu spiegel dies Statistiken die erfolge oder Misserfolge der Spieler wieder. Die Statistiken selbst bilden die Struktur welche Werte besonders wichtig mit Hinsicht auf einen Highscore sind und errechnen dieses aus den entsprechenden Werten. Eine zentrales Element für unsere Anwendung ist das Konzept der „Playgrounds“, die abstrakt den Verlauf eines Spiels beschreiben und es so ermöglichen Spiele zu der Bibliothek hinzuzufügen, ohne die innere Schicht anzupassen.</text:p>
      <text:p text:style-name="P1"/>
      <text:p text:style-name="P1">MITTLERE SCHICHT</text:p>
      <text:p text:style-name="P1">Die mittlere Schicht (...-Schicht) unserer Anwendung beseht aus auswechselbareren Elementen, welche die Anwendung um Funktionen erweitert. (Wie Bücher einer Bibliothek) dazu gehören die Spiele selbst, aber auch Kommunikations-Elemente zwischen Spiel und Statistik oder Statistik und Account. Die GUI fällt in unserem Fall ebenfalls in diese Schicht, da in ihr nur deren Aufbau aber nicht deren eigentliche Implementierung beschrieben ist.</text:p>
      <text:p text:style-name="P1"/>
      <text:p text:style-name="P1">ÄUßERE SCHICHT</text:p>
      <text:p text:style-name="P1">Die äußere Schicht (Peripherie) beinhaltet die Abhängigkeiten zur Fremdcode. So verwenden wird zum Speichern unserer Nutzerdaten eine Postgres Datenbank, laufend in einem Container. Ebenso besteht die Abhängigkeit zur der Visualisierungs-GameEngin-Bibliothek PyGame. </text:p>
      <text:p text:style-name="P1"/>
      <text:p text:style-name="P1">ADAPTER</text:p>
      <text:p text:style-name="P1">Um die unabhängig von dem Fremdcode zu sein, aber ihn immer noch verwenden zu können werden die mittlere Schicht und die äußere Schicht mittels Adapter verbunden. Diese beruhen auf Dependecy Inversion, also einer Dependency Injection eines eigen erstel<text:span text:style-name="T1">l</text:span>ten Interfaces.</text:p>
      <text:p text:style-name="P1"/>
      <text:p text:style-name="P2">Codebesipiel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2T17:22:57.497000000</dc:date>
    <meta:editing-duration>PT42M39S</meta:editing-duration>
    <meta:editing-cycles>2</meta:editing-cycles>
    <meta:generator>LibreOffice/7.4.2.3$Windows_X86_64 LibreOffice_project/382eef1f22670f7f4118c8c2dd222ec7ad009daf</meta:generator>
    <meta:document-statistic meta:table-count="0" meta:image-count="0" meta:object-count="0" meta:page-count="1" meta:paragraph-count="11" meta:word-count="251" meta:character-count="1882" meta:non-whitespace-character-count="1641"/>
  </office:meta>
</office:document-meta>
</file>